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a33" officeooo:paragraph-rsid="001b1a33"/>
    </style:style>
    <style:style style:name="T1" style:family="text">
      <style:text-properties style:font-name="Arial"/>
    </style:style>
    <style:style style:name="T2" style:family="text">
      <style:text-properties style:font-name="Arial"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edbacks das Páticas</text:p>
      <text:p text:style-name="P1"/>
      <text:p text:style-name="P1">Unidade 1</text:p>
      <text:p text:style-name="P1">A reflexão sobre programação com uso de sockets deve basear-se nos requisitos de segurança do fluxo de dados, de confiabilidade da transmissão e do desempenho desejável pelo usuário. É necessário decidir, antes, quais requisitos são fundamentais na aplicação e, somente depois, a escolha do tipo de socket deve ser feita.</text:p>
      <text:p text:style-name="P1"/>
      <text:p text:style-name="P1">Unidade 2</text:p>
      <text:p text:style-name="P1">O download, a instalação e o uso das ferramentas de virtualização certamente trarão informações relevantes, em relação às funcionalidades desses programas. No entanto, boa parte dessas informações podem ser coletadas nos sites das empresas que fornecem esse tipo de serviço. Uma decisão sobre qual software utilizar, em qualquer área de negócio, passa, necessariamente, pela busca de dados de fontes confiáveis.</text:p>
      <text:p text:style-name="P1"/>
      <text:p text:style-name="P1">Unidade 3</text:p>
      <text:p text:style-name="P1"><text:span text:style-name="T1">Uma empresa disponibiliza um </text:span><text:span text:style-name="T2">hotspot</text:span><text:span text:style-name="T1"> - um ponto de acesso à rede sem fio - a seus visitantes. A carga de tráfego de dados de usuários pouco frequentes é bem diferente da carga para usuários frequentes conectados durante todo o horário comercial. Para as empresas que ainda não aderiram à internet sem fio, as mudanças são ainda maiores. Em termos de infraestrutura, obstáculos como paredes grossas, e longos corredores também podem afetar o desempenho da rede sem fio.</text:span> </text:p>
      <text:p text:style-name="P1"/>
      <text:p text:style-name="P1">Unidade 4</text:p>
      <text:p text:style-name="P1"><text:span text:style-name="T1">Um software mal-intencionado, ou malware, é uma aplicação que causa danos ao computador. Um usuário mal-intencionado é aquele que pode querer causar danos a empresa, a rede corporativa ou aos seus usuários e clientes. O comportamento de sistemas espiões (que coletam dados e enviam para um destinatário remoto) pode ser facilmente registrado por um </text:span><text:span text:style-name="T2">log</text:span><text:span text:style-name="T1">, e um administrador habilidoso deve detectar ações como essa. O mesmo pode acontecer com um usuário malicioso, que tenta obter acesso indevido para obter informações sigilosas para compartilhar com terceiros.</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7:15:38.581882780</meta:creation-date>
    <dc:date>2022-06-26T17:17:32.646562588</dc:date>
    <meta:editing-duration>PT1M54S</meta:editing-duration>
    <meta:editing-cycles>1</meta:editing-cycles>
    <meta:document-statistic meta:table-count="0" meta:image-count="0" meta:object-count="0" meta:page-count="1" meta:paragraph-count="9" meta:word-count="284" meta:character-count="1820" meta:non-whitespace-character-count="1543"/>
    <meta:generator>LibreOffice/7.2.7.2$Linux_X86_64 LibreOffice_project/20$Build-2</meta:generator>
  </office:meta>
</office:document-meta>
</file>